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office:automatic-styles>
  <office:body>
    <office:text text:use-soft-page-breaks="true">
      <text:p text:style-name="P1"/>
      <text:p text:style-name="P2">PROFILES</text:p>
      <text:p text:style-name="P3"/>
      <text:p text:style-name="P4">IMMACULATE</text:p>
      <text:p text:style-name="P5"/>
      <text:p text:style-name="Standard">The Immaculate Heart Girls School is located about six hours from Uganda’s capital Kampala in the rolling green hills of Nyakibale Parish. The garden has been<text:s/>cultivated since 2003 but unfortunately there has been a steady decrease in the number of students willing to help care for the garden. Through the Thousand Gardens in Africa project, the school will work with the small group of active students and staff to improve participation in the project and promote the use of more sustainable cultivation methods. The one-acre garden is located in a central position of the school grounds. The students grow local and traditional crops and vegetables, raise poultry and<text:s/>have planted an agro-forestry area with multipurpose trees and bananas. The school hopes to increase community participation in the project to generate greater awareness of sustainable local food production; obtain an adequate amount of gardening tools and<text:s/>materials; improve access to seeds; increase the number of chickens kept and ensure the upkeep of the garden and maintenance is regular, in particular during holiday periods.</text:p>
      <text:p text:style-name="Standard"/>
      <text:p text:style-name="Standard">Garden Location</text:p>
      <text:p text:style-name="Standard">Nyakibale village, Rukungiri District</text:p>
      <text:p text:style-name="Standard"/>
      <text:p text:style-name="Standard">Coordinators</text:p>
      <text:p text:style-name="Standard">Turinabo Alex, Kamusingize Daphine</text:p>
      <text:p text:style-name="Standard"/>
      <text:p text:style-name="P6">ST PAULS VOCATIONAL</text:p>
      <text:p text:style-name="P7"/>
      <text:p text:style-name="Standard">The school is located along Rukungiri-Nungamo highway, about 9km away from Rukungiri town, growing at a very fast rate.</text:p>
      <text:p text:style-name="Standard">it is a church founded school with both O &amp; A levels under catholic faith.</text:p>
      <text:p text:style-name="Standard"/>
      <text:p text:style-name="P8">NAMAGUNGA</text:p>
      <text:p text:style-name="P9"/>
      <text:p text:style-name="Standard">Mt.<text:s/>St. Mary’s College is a girls’ boarding school for ‘O’ and ‘A’ levels. It was founded in 1942 by the Franciscan Missionary Sisters for Africa, a congregation of nuns originating in Ireland. The school is located in Lugazi, Mukono district.</text:p>
      <text:p text:style-name="Standard"/>
      <text:p text:style-name="Standard">Mount Saint<text:s/>Mary's College Namagunga is an all-girl boarding school located in Mukono District in Uganda. The school is affiliated with the Roman Catholic Diocese of Lugazi.</text:p>
      <text:p text:style-name="Standard"/>
      <text:p text:style-name="P10">The school motto is:</text:p>
      <text:p text:style-name="Standard">Per Scientiam ad Vertutem (Through Knowledge to Virtue) and indeed the school strives at all times to instill integrity and virtue in all the students along side the good academic knowledge the system offers.</text:p>
      <text:p text:style-name="Standard"/>
      <text:p text:style-name="P11">Mission</text:p>
      <text:p text:style-name="Standard">To provide quality education to the girl child and inculcate moral values for sustainable individual and societal development</text:p>
      <text:p text:style-name="Standard"/>
      <text:p text:style-name="P12">Vision</text:p>
      <text:p text:style-name="Standard"/>
      <text:p text:style-name="Standard">To be an inclusive, vibrant, and competitive centre of excellence in teaching and learning.</text:p>
      <text:soft-page-break/>
      <text:p text:style-name="P13">Location</text:p>
      <text:p text:style-name="P14"/>
      <text:p text:style-name="Standard">The school is located on the Kampala-Jinja Highway, approximately 44 kilometres (27 mi), by road, east of Kampala, Uganda's capital and largest city.[2] Its location is approximately 5 kilometres (3.1 mi), by road, west of Lugazi, the nearest town and approximately 17 kilometres (11 mi), by road, east of Mukono. The coordinates of the school are: 00 22 21N, 32 53 01E (Latitude:0.3725; Longitude:32.8835).</text:p>
      <text:p text:style-name="Standard"/>
      <text:p text:style-name="P15">NABISUNSA</text:p>
      <text:p text:style-name="P16"/>
      <text:p text:style-name="Standard">Nabisunsa Girls Secondary School is a muslim founded girl's school in Kampala District . It has both 'O' and 'A' level. The School was started in 1954 on humble grounds. It started as a junior school and four years later<text:s/>developed to become a secondary school.</text:p>
      <text:p text:style-name="Standard">The girls' school was founded by Prince Badru Kakungulu, an Old Boy of King's College Budo who felt that the Muslim girl child needed a good education in a school founded on Muslim grounds. Slowly the idea of Nabisunsa Girls School was built into structures, from one building, to two, three and now a fully-fledged secondary school with both 'O' and 'A' level.</text:p>
      <text:p text:style-name="Standard"/>
      <text:p text:style-name="Standard">Nabisunsa Girls Secondary School is an all-girl boarding school located in Kampala, Uganda. The school was founded in 1954 by Prince Badru Kakungulu, a Buganda Royal, in 1954, to offer post-primary education to the Muslim girl-child. Today it admits girls of all faiths</text:p>
      <text:p text:style-name="Standard"/>
      <text:p text:style-name="P17">Location[edit]</text:p>
      <text:p text:style-name="Standard">The school is located on Banda Hill, off the Kampala-Jinja Highway, approximately 9 kilometres (5.6 mi), by road, east of Kampala, Uganda's capital and largest city.[2] The coordinates of Nabisunsa Girls Secondary School are:0°20'39.0"N, 32°38'00.0"E (Latitude:0.344167; Longitude:32.633333).[3]</text:p>
      <text:p text:style-name="Standard"/>
      <text:p text:style-name="Standard">We are located 7 miles on Jinja road,<text:s/>branch off from Banda trading centre to the left for about 70 metres.</text:p>
      <text:p text:style-name="Standard"/>
      <text:p text:style-name="P18">Email</text:p>
      <text:p text:style-name="Standard"><text:a xlink:href="mailto:info@nabisunsagirls.com" office:target-frame-name="_top" xlink:show="replace">info@nabisunsagirls.com</text:a></text:p>
      <text:p text:style-name="Standard"/>
      <text:p text:style-name="P19">ADRESS</text:p>
      <text:p text:style-name="P20">Nabisunsa Girls Secondary School</text:p>
      <text:p text:style-name="P21">3012 kampala,</text:p>
      <text:p text:style-name="P22">Kampala, , UGANDA</text:p>
      <text:p text:style-name="Standard"/>
      <text:p text:style-name="P23">GAYAZA</text:p>
      <text:p text:style-name="Standard">Gayaza High School is an<text:s/>all-girls boarding school covering grades 8 -13 in Uganda. It is the oldest girls' school in the country.[1]</text:p>
      <text:p text:style-name="Standard"/>
      <text:p text:style-name="P24">nyakayojo</text:p>
      <text:p text:style-name="Standard">Nyakayojo Secondary School is a mixed day and boarding school located in Mbarara District, South Western Uganda. It is one of the prominent schools in th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DE PERFECT</meta:initial-creator>
    <dc:creator>HP i5</dc:creator>
    <meta:creation-date>2015-05-27T04:38:00Z</meta:creation-date>
    <dc:date>2015-05-27T04:38:00Z</dc:date>
    <meta:template xlink:href="Normal" xlink:type="simple"/>
    <meta:editing-cycles>2</meta:editing-cycles>
    <meta:editing-duration>PT60S</meta:editing-duration>
    <meta:document-statistic meta:page-count="2" meta:paragraph-count="9" meta:word-count="679" meta:character-count="4544" meta:row-count="32" meta:non-whitespace-character-count="3874"/>
  </office:meta>
</office:document-meta>
</file>